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3"/>
          <table:table-cell>
            <draw:control table:end-cell-address="Sheet1.I4" table:end-x="0.084cm" table:end-y="0.399cm" draw:z-index="0" draw:name="RTC起動" draw:text-style-name="P1" svg:width="3.681cm" svg:height="1.062cm" svg:x="0.92cm" svg:y="0.24cm" draw:control="control1"/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number-columns-repeated="3"/>
          <table:table-cell>
            <draw:control table:end-cell-address="Sheet1.I8" table:end-x="0.056cm" table:end-y="0.319cm" draw:z-index="1" draw:text-style-name="P1" svg:width="3.569cm" svg:height="0.956cm" svg:x="1.004cm" svg:y="0.266cm" draw:control="control2"/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table:number-columns-repeated="4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4.5">
            <text:p>4.5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.6">
            <text:p>1.6</text:p>
          </table:table-cell>
          <table:table-cell table:number-columns-repeated="3"/>
          <table:table-cell>
            <draw:control table:end-cell-address="Sheet1.H19" table:end-x="2.203cm" table:end-y="0.186cm" draw:z-index="3" draw:text-style-name="P2" svg:width="3.318cm" svg:height="0.85cm" svg:x="1.143cm" svg:y="0.239cm" draw:control="control4"/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8.5">
            <text:p>8.5</text:p>
          </table:table-cell>
          <table:table-cell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9.5">
            <text:p>9.5</text:p>
          </table:table-cell>
          <table:table-cell office:value-type="float" office:value="1.9">
            <text:p>1.9</text:p>
          </table:table-cell>
          <table:table-cell table:number-columns-repeated="3"/>
          <table:table-cell>
            <draw:control table:end-cell-address="Sheet1.H22" table:end-x="2.23cm" table:end-y="0.265cm" draw:z-index="2" draw:text-style-name="P1" svg:width="3.457cm" svg:height="1.01cm" svg:x="1.031cm" svg:y="0.159cm" draw:control="control3"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10.5">
            <text:p>10.5</text:p>
          </table:table-cell>
          <table:table-cell office:value-type="float" office:value="2.1">
            <text:p>2.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1">
            <text:p>11</text:p>
          </table:table-cell>
          <table:table-cell office:value-type="float" office:value="2.2">
            <text:p>2.2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1.5">
            <text:p>11.5</text:p>
          </table:table-cell>
          <table:table-cell office:value-type="float" office:value="2.3">
            <text:p>2.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12">
            <text:p>12</text:p>
          </table:table-cell>
          <table:table-cell office:value-type="float" office:value="2.4">
            <text:p>2.4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3.5">
            <text:p>13.5</text:p>
          </table:table-cell>
          <table:table-cell office:value-type="float" office:value="2.7">
            <text:p>2.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14.5">
            <text:p>14.5</text:p>
          </table:table-cell>
          <table:table-cell office:value-type="float" office:value="2.9">
            <text:p>2.9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15.5">
            <text:p>15.5</text:p>
          </table:table-cell>
          <table:table-cell office:value-type="float" office:value="3.1">
            <text:p>3.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table:number-columns-repeated="4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6.5">
            <text:p>16.5</text:p>
          </table:table-cell>
          <table:table-cell office:value-type="float" office:value="3.3">
            <text:p>3.3</text:p>
          </table:table-cell>
          <table:table-cell table:number-columns-repeated="4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table:number-columns-repeated="4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.5">
            <text:p>17.5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8">
            <text:p>18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18.5">
            <text:p>18.5</text:p>
          </table:table-cell>
          <table:table-cell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19">
            <text:p>19</text:p>
          </table:table-cell>
          <table:table-cell office:value-type="float" office:value="3.8">
            <text:p>3.8</text:p>
          </table:table-cell>
          <table:table-cell table:number-columns-repeated="4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9.5">
            <text:p>19.5</text:p>
          </table:table-cell>
          <table:table-cell office:value-type="float" office:value="3.9">
            <text:p>3.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20.5">
            <text:p>20.5</text:p>
          </table:table-cell>
          <table:table-cell office:value-type="float" office:value="4.1">
            <text:p>4.1</text:p>
          </table:table-cell>
          <table:table-cell table:number-columns-repeated="4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1">
            <text:p>21</text:p>
          </table:table-cell>
          <table:table-cell office:value-type="float" office:value="4.2">
            <text:p>4.2</text:p>
          </table:table-cell>
          <table:table-cell table:number-columns-repeated="4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1.5">
            <text:p>21.5</text:p>
          </table:table-cell>
          <table:table-cell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2">
            <text:p>22</text:p>
          </table:table-cell>
          <table:table-cell office:value-type="float" office:value="4.4">
            <text:p>4.4</text:p>
          </table:table-cell>
          <table:table-cell table:number-columns-repeated="4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  <table:table-cell table:number-columns-repeated="4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3.5">
            <text:p>23.5</text:p>
          </table:table-cell>
          <table:table-cell office:value-type="float" office:value="4.7">
            <text:p>4.7</text:p>
          </table:table-cell>
          <table:table-cell table:number-columns-repeated="4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24">
            <text:p>24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4.5">
            <text:p>24.5</text:p>
          </table:table-cell>
          <table:table-cell office:value-type="float" office:value="4.9">
            <text:p>4.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5.5">
            <text:p>25.5</text:p>
          </table:table-cell>
          <table:table-cell office:value-type="float" office:value="5.1">
            <text:p>5.1</text:p>
          </table:table-cell>
          <table:table-cell table:number-columns-repeated="4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26">
            <text:p>26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26.5">
            <text:p>26.5</text:p>
          </table:table-cell>
          <table:table-cell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27">
            <text:p>27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27.5">
            <text:p>27.5</text:p>
          </table:table-cell>
          <table:table-cell office:value-type="float" office:value="5.5">
            <text:p>5.5</text:p>
          </table:table-cell>
          <table:table-cell table:number-columns-repeated="4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8">
            <text:p>28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28.5">
            <text:p>28.5</text:p>
          </table:table-cell>
          <table:table-cell office:value-type="float" office:value="5.7">
            <text:p>5.7</text:p>
          </table:table-cell>
          <table:table-cell table:number-columns-repeated="4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9">
            <text:p>29</text:p>
          </table:table-cell>
          <table:table-cell office:value-type="float" office:value="5.8">
            <text:p>5.8</text:p>
          </table:table-cell>
          <table:table-cell table:number-columns-repeated="4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29.5">
            <text:p>29.5</text:p>
          </table:table-cell>
          <table:table-cell office:value-type="float" office:value="5.9">
            <text:p>5.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30.5">
            <text:p>30.5</text:p>
          </table:table-cell>
          <table:table-cell office:value-type="float" office:value="6.1">
            <text:p>6.1</text:p>
          </table:table-cell>
          <table:table-cell table:number-columns-repeated="4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31">
            <text:p>31</text:p>
          </table:table-cell>
          <table:table-cell office:value-type="float" office:value="6.2">
            <text:p>6.2</text:p>
          </table:table-cell>
          <table:table-cell table:number-columns-repeated="4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31.5">
            <text:p>31.5</text:p>
          </table:table-cell>
          <table:table-cell office:value-type="float" office:value="6.3">
            <text:p>6.3</text:p>
          </table:table-cell>
          <table:table-cell table:number-columns-repeated="4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32">
            <text:p>32</text:p>
          </table:table-cell>
          <table:table-cell office:value-type="float" office:value="6.4">
            <text:p>6.4</text:p>
          </table:table-cell>
          <table:table-cell table:number-columns-repeated="4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2.5">
            <text:p>32.5</text:p>
          </table:table-cell>
          <table:table-cell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33">
            <text:p>33</text:p>
          </table:table-cell>
          <table:table-cell office:value-type="float" office:value="6.6">
            <text:p>6.6</text:p>
          </table:table-cell>
          <table:table-cell table:number-columns-repeated="4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3.5">
            <text:p>33.5</text:p>
          </table:table-cell>
          <table:table-cell office:value-type="float" office:value="6.7">
            <text:p>6.7</text:p>
          </table:table-cell>
          <table:table-cell table:number-columns-repeated="4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4">
            <text:p>34</text:p>
          </table:table-cell>
          <table:table-cell office:value-type="float" office:value="6.8">
            <text:p>6.8</text:p>
          </table:table-cell>
          <table:table-cell table:number-columns-repeated="4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34.5">
            <text:p>34.5</text:p>
          </table:table-cell>
          <table:table-cell office:value-type="float" office:value="6.9">
            <text:p>6.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5.5">
            <text:p>35.5</text:p>
          </table:table-cell>
          <table:table-cell office:value-type="float" office:value="7.1">
            <text:p>7.1</text:p>
          </table:table-cell>
          <table:table-cell table:number-columns-repeated="4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6">
            <text:p>36</text:p>
          </table:table-cell>
          <table:table-cell office:value-type="float" office:value="7.2">
            <text:p>7.2</text:p>
          </table:table-cell>
          <table:table-cell table:number-columns-repeated="4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6.5">
            <text:p>36.5</text:p>
          </table:table-cell>
          <table:table-cell office:value-type="float" office:value="7.3">
            <text:p>7.3</text:p>
          </table:table-cell>
          <table:table-cell table:number-columns-repeated="4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7">
            <text:p>37</text:p>
          </table:table-cell>
          <table:table-cell office:value-type="float" office:value="7.4">
            <text:p>7.4</text:p>
          </table:table-cell>
          <table:table-cell table:number-columns-repeated="4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7.5">
            <text:p>37.5</text:p>
          </table:table-cell>
          <table:table-cell office:value-type="float" office:value="7.5">
            <text:p>7.5</text:p>
          </table:table-cell>
          <table:table-cell table:number-columns-repeated="4"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38">
            <text:p>38</text:p>
          </table:table-cell>
          <table:table-cell office:value-type="float" office:value="7.6">
            <text:p>7.6</text:p>
          </table:table-cell>
          <table:table-cell table:number-columns-repeated="4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38.5">
            <text:p>38.5</text:p>
          </table:table-cell>
          <table:table-cell office:value-type="float" office:value="7.7">
            <text:p>7.7</text:p>
          </table:table-cell>
          <table:table-cell table:number-columns-repeated="4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39">
            <text:p>39</text:p>
          </table:table-cell>
          <table:table-cell office:value-type="float" office:value="7.8">
            <text:p>7.8</text:p>
          </table:table-cell>
          <table:table-cell table:number-columns-repeated="4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39.5">
            <text:p>39.5</text:p>
          </table:table-cell>
          <table:table-cell office:value-type="float" office:value="7.9">
            <text:p>7.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40.5">
            <text:p>40.5</text:p>
          </table:table-cell>
          <table:table-cell office:value-type="float" office:value="8.1">
            <text:p>8.1</text:p>
          </table:table-cell>
          <table:table-cell table:number-columns-repeated="4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41">
            <text:p>41</text:p>
          </table:table-cell>
          <table:table-cell office:value-type="float" office:value="8.2">
            <text:p>8.2</text:p>
          </table:table-cell>
          <table:table-cell table:number-columns-repeated="4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41.5">
            <text:p>41.5</text:p>
          </table:table-cell>
          <table:table-cell office:value-type="float" office:value="8.3">
            <text:p>8.3</text:p>
          </table:table-cell>
          <table:table-cell table:number-columns-repeated="4"/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42">
            <text:p>42</text:p>
          </table:table-cell>
          <table:table-cell office:value-type="float" office:value="8.4">
            <text:p>8.4</text:p>
          </table:table-cell>
          <table:table-cell table:number-columns-repeated="4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42.5">
            <text:p>42.5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43">
            <text:p>43</text:p>
          </table:table-cell>
          <table:table-cell office:value-type="float" office:value="8.6">
            <text:p>8.6</text:p>
          </table:table-cell>
          <table:table-cell table:number-columns-repeated="4"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43.5">
            <text:p>43.5</text:p>
          </table:table-cell>
          <table:table-cell office:value-type="float" office:value="8.7">
            <text:p>8.7</text:p>
          </table:table-cell>
          <table:table-cell table:number-columns-repeated="4"/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44">
            <text:p>44</text:p>
          </table:table-cell>
          <table:table-cell office:value-type="float" office:value="8.8">
            <text:p>8.8</text:p>
          </table:table-cell>
          <table:table-cell table:number-columns-repeated="4"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44.5">
            <text:p>44.5</text:p>
          </table:table-cell>
          <table:table-cell office:value-type="float" office:value="8.9">
            <text:p>8.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45.5">
            <text:p>45.5</text:p>
          </table:table-cell>
          <table:table-cell office:value-type="float" office:value="9.1">
            <text:p>9.1</text:p>
          </table:table-cell>
          <table:table-cell table:number-columns-repeated="4"/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46">
            <text:p>46</text:p>
          </table:table-cell>
          <table:table-cell office:value-type="float" office:value="9.2">
            <text:p>9.2</text:p>
          </table:table-cell>
          <table:table-cell table:number-columns-repeated="4"/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46.5">
            <text:p>46.5</text:p>
          </table:table-cell>
          <table:table-cell office:value-type="float" office:value="9.3">
            <text:p>9.3</text:p>
          </table:table-cell>
          <table:table-cell table:number-columns-repeated="4"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47">
            <text:p>47</text:p>
          </table:table-cell>
          <table:table-cell office:value-type="float" office:value="9.4">
            <text:p>9.4</text:p>
          </table:table-cell>
          <table:table-cell table:number-columns-repeated="4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47.5">
            <text:p>47.5</text:p>
          </table:table-cell>
          <table:table-cell office:value-type="float" office:value="9.5">
            <text:p>9.5</text:p>
          </table:table-cell>
          <table:table-cell table:number-columns-repeated="4"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48">
            <text:p>48</text:p>
          </table:table-cell>
          <table:table-cell office:value-type="float" office:value="9.6">
            <text:p>9.6</text:p>
          </table:table-cell>
          <table:table-cell table:number-columns-repeated="4"/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48.5">
            <text:p>48.5</text:p>
          </table:table-cell>
          <table:table-cell office:value-type="float" office:value="9.7">
            <text:p>9.7</text:p>
          </table:table-cell>
          <table:table-cell table:number-columns-repeated="4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49">
            <text:p>49</text:p>
          </table:table-cell>
          <table:table-cell office:value-type="float" office:value="9.8">
            <text:p>9.8</text:p>
          </table:table-cell>
          <table:table-cell table:number-columns-repeated="4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49.5">
            <text:p>49.5</text:p>
          </table:table-cell>
          <table:table-cell office:value-type="float" office:value="9.9">
            <text:p>9.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50.5">
            <text:p>50.5</text:p>
          </table:table-cell>
          <table:table-cell office:value-type="float" office:value="10.1">
            <text:p>10.1</text:p>
          </table:table-cell>
          <table:table-cell table:number-columns-repeated="4"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51">
            <text:p>51</text:p>
          </table:table-cell>
          <table:table-cell office:value-type="float" office:value="10.2">
            <text:p>10.2</text:p>
          </table:table-cell>
          <table:table-cell table:number-columns-repeated="4"/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51.5">
            <text:p>51.5</text:p>
          </table:table-cell>
          <table:table-cell office:value-type="float" office:value="10.3">
            <text:p>10.3</text:p>
          </table:table-cell>
          <table:table-cell table:number-columns-repeated="4"/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52">
            <text:p>52</text:p>
          </table:table-cell>
          <table:table-cell office:value-type="float" office:value="10.4">
            <text:p>10.4</text:p>
          </table:table-cell>
          <table:table-cell table:number-columns-repeated="4"/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52.5">
            <text:p>52.5</text:p>
          </table:table-cell>
          <table:table-cell office:value-type="float" office:value="10.5">
            <text:p>10.5</text:p>
          </table:table-cell>
          <table:table-cell table:number-columns-repeated="4"/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53">
            <text:p>53</text:p>
          </table:table-cell>
          <table:table-cell office:value-type="float" office:value="10.6">
            <text:p>10.6</text:p>
          </table:table-cell>
          <table:table-cell table:number-columns-repeated="4"/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53.5">
            <text:p>53.5</text:p>
          </table:table-cell>
          <table:table-cell office:value-type="float" office:value="10.7">
            <text:p>10.7</text:p>
          </table:table-cell>
          <table:table-cell table:number-columns-repeated="4"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54">
            <text:p>54</text:p>
          </table:table-cell>
          <table:table-cell office:value-type="float" office:value="10.8">
            <text:p>10.8</text:p>
          </table:table-cell>
          <table:table-cell table:number-columns-repeated="4"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54.5">
            <text:p>54.5</text:p>
          </table:table-cell>
          <table:table-cell office:value-type="float" office:value="10.9">
            <text:p>10.9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55.5">
            <text:p>55.5</text:p>
          </table:table-cell>
          <table:table-cell office:value-type="float" office:value="11.1">
            <text:p>11.1</text:p>
          </table:table-cell>
          <table:table-cell table:number-columns-repeated="4"/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56">
            <text:p>56</text:p>
          </table:table-cell>
          <table:table-cell office:value-type="float" office:value="11.2">
            <text:p>11.2</text:p>
          </table:table-cell>
          <table:table-cell table:number-columns-repeated="4"/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56.5">
            <text:p>56.5</text:p>
          </table:table-cell>
          <table:table-cell office:value-type="float" office:value="11.3">
            <text:p>11.3</text:p>
          </table:table-cell>
          <table:table-cell table:number-columns-repeated="4"/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57">
            <text:p>57</text:p>
          </table:table-cell>
          <table:table-cell office:value-type="float" office:value="11.4">
            <text:p>11.4</text:p>
          </table:table-cell>
          <table:table-cell table:number-columns-repeated="4"/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57.5">
            <text:p>57.5</text:p>
          </table:table-cell>
          <table:table-cell office:value-type="float" office:value="11.5">
            <text:p>11.5</text:p>
          </table:table-cell>
          <table:table-cell table:number-columns-repeated="4"/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58">
            <text:p>58</text:p>
          </table:table-cell>
          <table:table-cell office:value-type="float" office:value="11.6">
            <text:p>11.6</text:p>
          </table:table-cell>
          <table:table-cell table:number-columns-repeated="4"/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58.5">
            <text:p>58.5</text:p>
          </table:table-cell>
          <table:table-cell office:value-type="float" office:value="11.7">
            <text:p>11.7</text:p>
          </table:table-cell>
          <table:table-cell table:number-columns-repeated="4"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59">
            <text:p>59</text:p>
          </table:table-cell>
          <table:table-cell office:value-type="float" office:value="11.8">
            <text:p>11.8</text:p>
          </table:table-cell>
          <table:table-cell table:number-columns-repeated="4"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59.5">
            <text:p>59.5</text:p>
          </table:table-cell>
          <table:table-cell office:value-type="float" office:value="11.9">
            <text:p>11.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60.5">
            <text:p>60.5</text:p>
          </table:table-cell>
          <table:table-cell office:value-type="float" office:value="12.1">
            <text:p>12.1</text:p>
          </table:table-cell>
          <table:table-cell table:number-columns-repeated="4"/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61">
            <text:p>61</text:p>
          </table:table-cell>
          <table:table-cell office:value-type="float" office:value="12.2">
            <text:p>12.2</text:p>
          </table:table-cell>
          <table:table-cell table:number-columns-repeated="4"/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61.5">
            <text:p>61.5</text:p>
          </table:table-cell>
          <table:table-cell office:value-type="float" office:value="12.3">
            <text:p>12.3</text:p>
          </table:table-cell>
          <table:table-cell table:number-columns-repeated="4"/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62">
            <text:p>62</text:p>
          </table:table-cell>
          <table:table-cell office:value-type="float" office:value="12.4">
            <text:p>12.4</text:p>
          </table:table-cell>
          <table:table-cell table:number-columns-repeated="4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 office:value-type="float" office:value="12.5">
            <text:p>12.5</text:p>
          </table:table-cell>
          <table:table-cell table:number-columns-repeated="4"/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63">
            <text:p>63</text:p>
          </table:table-cell>
          <table:table-cell office:value-type="float" office:value="12.6">
            <text:p>12.6</text:p>
          </table:table-cell>
          <table:table-cell table:number-columns-repeated="4"/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63.5">
            <text:p>63.5</text:p>
          </table:table-cell>
          <table:table-cell office:value-type="float" office:value="12.7">
            <text:p>12.7</text:p>
          </table:table-cell>
          <table:table-cell table:number-columns-repeated="4"/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64">
            <text:p>64</text:p>
          </table:table-cell>
          <table:table-cell office:value-type="float" office:value="12.8">
            <text:p>12.8</text:p>
          </table:table-cell>
          <table:table-cell table:number-columns-repeated="4"/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64.5">
            <text:p>64.5</text:p>
          </table:table-cell>
          <table:table-cell office:value-type="float" office:value="12.9">
            <text:p>12.9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65.5">
            <text:p>65.5</text:p>
          </table:table-cell>
          <table:table-cell office:value-type="float" office:value="13.1">
            <text:p>13.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保存用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/:localhost:Owner:UnaryMinus0:in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015/07/24</text:date>, <text:time>13:2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5-07-24T13:28:02.37</dc:date>
    <meta:editing-duration>PT3H43M36S</meta:editing-duration>
    <meta:editing-cycles>28</meta:editing-cycles>
    <meta:document-statistic meta:table-count="4" meta:cell-count="400" meta:object-count="4"/>
  </office:meta>
</office:document-meta>
</file>